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D00000186A33384D5.png" manifest:media-type="image/png"/>
  <manifest:file-entry manifest:full-path="Pictures/10000001000003DD00000186E7EE132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cm" svg:height="4.73cm" svg:x="12.799cm" svg:y="0.201cm">
          <draw:image xlink:href="Pictures/10000001000003DD00000186E7EE132C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4.73cm" svg:x="0.301cm" svg:y="0.201cm">
          <draw:image xlink:href="Pictures/10000001000003DD00000186A33384D5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1cm" svg:x="0.151cm" svg:y="0.201cm">
          <draw:text-box>
            <text:p text:style-name="P2">a</text:p>
          </draw:text-box>
        </draw:frame>
        <draw:frame draw:style-name="gr2" draw:text-style-name="P3" draw:layer="layout" svg:width="1cm" svg:height="1cm" svg:x="12.649cm" svg:y="0.201cm">
          <draw:text-box>
            <text:p text:style-name="P2">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20:44:07.643132883</meta:creation-date>
    <dc:date>2025-06-26T20:49:47.789053691</dc:date>
    <meta:editing-duration>PT5M42S</meta:editing-duration>
    <meta:editing-cycles>1</meta:editing-cycles>
    <meta:document-statistic meta:object-count="4"/>
    <meta:generator>LibreOffice/24.8.7.2$Linux_X86_64 LibreOffice_project/f4f281f562fb585d46b0af5755dfe1eb6adc047f</meta:generator>
  </office:meta>
</office:document-meta>
</file>